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sans-serif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24pt" style:font-name-asian="Garamond1" style:font-size-asian="24pt" style:font-name-complex="Garamond1" style:font-size-complex="24pt"/>
    </style:style>
    <style:style style:name="P2" style:family="paragraph" style:parent-style-name="Standard">
      <style:text-properties style:font-name="Garamond" fo:font-size="24pt" fo:font-weight="bold" style:font-name-asian="Garamond1" style:font-size-asian="24pt" style:font-weight-asian="bold" style:font-name-complex="Garamond1" style:font-size-complex="24pt"/>
    </style:style>
    <style:style style:name="P3" style:family="paragraph" style:parent-style-name="Standard">
      <style:text-properties style:font-name="Garamond" style:font-name-asian="Garamond1" style:font-name-complex="Garamond1"/>
    </style:style>
    <style:style style:name="P4" style:family="paragraph" style:parent-style-name="Standard">
      <style:text-properties style:font-name="Garamond" fo:font-size="16pt" style:font-name-asian="Garamond1" style:font-size-asian="16pt" style:font-name-complex="Garamond1" style:font-size-complex="16pt"/>
    </style:style>
    <style:style style:name="P5" style:family="paragraph" style:parent-style-name="Standard" style:master-page-name="Standard">
      <style:paragraph-properties style:page-number="1"/>
      <style:text-properties style:font-name="Garamond" fo:font-size="24pt" style:font-name-asian="Garamond1" style:font-size-asian="24pt" style:font-name-complex="Garamond1" style:font-size-complex="24pt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4pt" fo:font-weight="normal" officeooo:rsid="000c886c" officeooo:paragraph-rsid="000c886c" style:font-name-asian="Garamond1" style:font-size-asian="12.25pt" style:font-weight-asian="normal" style:font-name-complex="Garamond1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4pt" fo:font-weight="normal" officeooo:rsid="000a7992" officeooo:paragraph-rsid="000a7992" style:font-name-asian="Garamond1" style:font-size-asian="14pt" style:font-weight-asian="normal" style:font-name-complex="Garamond1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4pt" fo:font-weight="normal" officeooo:rsid="000c886c" officeooo:paragraph-rsid="000c886c" style:font-name-asian="Garamond1" style:font-size-asian="14pt" style:font-weight-asian="normal" style:font-name-complex="Garamond1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4pt" fo:font-weight="normal" officeooo:rsid="000fed88" officeooo:paragraph-rsid="000fed88" style:font-name-asian="Garamond1" style:font-size-asian="14pt" style:font-weight-asian="normal" style:font-name-complex="Garamond1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6pt" fo:font-weight="bold" officeooo:paragraph-rsid="00059dd0" style:font-name-asian="Garamond1" style:font-size-asian="16pt" style:font-weight-asian="bold" style:font-name-complex="Garamond1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6pt" fo:font-weight="bold" officeooo:rsid="000c886c" officeooo:paragraph-rsid="00059dd0" style:font-name-asian="Garamond1" style:font-size-asian="16pt" style:font-weight-asian="bold" style:font-name-complex="Garamond1" style:font-size-complex="16pt" style:font-weight-complex="bold"/>
    </style:style>
    <style:style style:name="T1" style:family="text">
      <style:text-properties officeooo:rsid="0009d23e"/>
    </style:style>
    <style:style style:name="T2" style:family="text">
      <style:text-properties officeooo:rsid="000bfaf3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0c159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d058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4f6f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officeooo:rsid="00114f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2">CAIM Lab, Session <text:span text:style-name="T1">2</text:span>: </text:p>
      <text:p text:style-name="P2">Programming with ElasticSearch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avid Carballo Montalbán</text:p>
      <text:p text:style-name="P4"/>
      <text:p text:style-name="P4">David Sànchez Peña</text:p>
      <text:p text:style-name="P3"/>
      <text:p text:style-name="P3"/>
      <text:p text:style-name="P3"/>
      <text:p text:style-name="P3"/>
      <text:p text:style-name="P3"/>
      <text:p text:style-name="P10"><text:soft-page-break/>Modifying ElasticSearch index behavior / The index reloaded </text:p>
      <text:p text:style-name="P10"/>
      <text:p text:style-name="P6">La primera part de la sessió consta de veure com afecten diferents tokenizers al nombre de tokens generats. Per a veure-ho, utilitzem el script IndexFilesPreprocess.py amb el nou flag –token. Les diferents opcions són les següents:</text:p>
      <text:p text:style-name="P10"/>
      <text:p text:style-name="P7"><text:span text:style-name="T3">-</text:span><text:span text:style-name="T5">Whitespace:</text:span> <text:span text:style-name="T2">Separa el text cada cop que troba un espai.</text:span></text:p>
      <text:p text:style-name="P7"><text:span text:style-name="T9">-</text:span><text:span text:style-name="T5">Classic:</text:span> <text:span text:style-name="T2">Separa el text basant-se en la gramàtica. Compta amb heurístiques per tractar de <text:tab/>forma especial acrònims, noms d’empreses i adreces electròniques.</text:span></text:p>
      <text:p text:style-name="P7"><text:span text:style-name="T9">-</text:span><text:span text:style-name="T5">Standard:</text:span> <text:span text:style-name="T2">Separa el text en paraules seguint el Unicode Text Segmentation algorithm.</text:span></text:p>
      <text:p text:style-name="P7"><text:span text:style-name="T9">-</text:span><text:span text:style-name="T5">Letter:</text:span> <text:span text:style-name="T4">Separa el text cada cop que troba un caràcter que no és una lletra.</text:span></text:p>
      <text:p text:style-name="P7"/>
      <text:p text:style-name="P8">Després d’executar tots els tokenizers, podem veure que <text:span text:style-name="T6">letter és el més agressiu. I amb aquest tokenizer, provem els següents filtres amb el flag --filter:</text:span></text:p>
      <text:p text:style-name="P8"/>
      <text:p text:style-name="P9"><text:span text:style-name="T9">-</text:span><text:span text:style-name="T5">Lowercase:</text:span> Normalitza el text a minúscules.</text:p>
      <text:p text:style-name="P9"><text:span text:style-name="T9">-</text:span><text:span text:style-name="T5">Asciifolding:</text:span> Transforma els caràcters que no són ASCII en el seu equivalent ASCII en <text:tab/>el cas que existeixi.</text:p>
      <text:p text:style-name="P9"><text:span text:style-name="T9">-</text:span><text:span text:style-name="T5">Stop:</text:span> Elimina “stop words” de l’estil <text:span text:style-name="T7">in</text:span>, <text:span text:style-name="T7">a</text:span>, <text:span text:style-name="T7">the</text:span>...</text:p>
      <text:p text:style-name="P9"><text:span text:style-name="T9">-</text:span><text:span text:style-name="T5">Stemming:</text:span> Redueixen les paraules a la seva arrel. D’aquest tipus de filtre n’hi ha tres <text:tab/><text:span text:style-name="T10">opcions</text:span>: <text:span text:style-name="T7">snowball</text:span>, <text:span text:style-name="T7">porter stem</text:span> i <text:span text:style-name="T7">kstem</text:span>.</text:p>
      <text:p text:style-name="P9"/>
      <text:p text:style-name="P9">Després de <text:span text:style-name="T10">fer</text:span> l’experiment, <text:span text:style-name="T10">veiem que els filtres més agressius són els que apliquen stemming. I d’entre aquests, el més agressiu és </text:span><text:span text:style-name="T8">Snowball</text:span><text:span text:style-name="T10">.</text:span> </text:p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Computing tf-idf ’s and cosine similarit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sans-serif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date>2019-10-13T23:50:42.218000000</dc:date>
    <meta:editing-duration>PT13M3S</meta:editing-duration>
    <meta:editing-cycles>3</meta:editing-cycles>
    <meta:document-statistic meta:table-count="0" meta:image-count="0" meta:object-count="0" meta:page-count="3" meta:paragraph-count="17" meta:word-count="225" meta:character-count="1435" meta:non-whitespace-character-count="1220"/>
  </office:meta>
</office:document-meta>
</file>